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DataSource.removeConnection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AccessToUnderlyingConnectionAllowed(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setDefaultAutoCommit( boolean default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getMax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MinEvictableIdleTimeMillis( long minEvictableIdleTime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validateConnectionFactory( Poolable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DataSourc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DefaultReadOnly( boolean default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getNumTestsPerEviction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getTestWhile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MaxWait( long maxWa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getMax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getTestOnBor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TestOnReturn( boolean testOnRetu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getLogAbando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log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DataSource.getRemoveAbandoned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getTestOn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LogAbandoned( boolean logAbandon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ataSource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setLoginTimeout( int login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getNumId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ataSource.setRemoveAbandonedTimeout( int removeAbandoned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ataSource.setNumTestsPerEvictionRun( int numTestsPerEvictionRu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createDataSourc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DataSource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isAccessToUnderlyingConnectio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getRemoveAbando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setValidationQuery( String validation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DataSource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getTimeBetweenEvictionRuns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TimeBetweenEvictionRunsMillis( long timeBetweenEvictionRuns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getMaxOpenPrepared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MinIdle( int minI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getMax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ConnectionProperties( String connection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icDataSource.re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ataSource.createDataSour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BasicDataSource.createConnectionFactor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BasicDataSource.setMaxIdle( int maxI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icDataSource.getValidatio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RemoveAbandoned( boolean removeAbandon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ata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DriverClassName( String driver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DataSource.setDefaultCatalog( String defaultCatalo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DataSource.getDefaultRead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getIniti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LogWriter( PrintWriter lo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InitialSize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setDefaultTransactionIsolation( int defaultTransactionIsol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isRestartN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addConnection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setPoolPreparedStatements( boolean poolingStat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getMin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TestOnBorrow( boolean testOnBor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getDefaultTransactionIs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getMinEvictableIdle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isPoolPrepared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setMaxOpenPreparedStatements( int maxOpenStat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ataSource.getDriv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getDefaul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createConnectionPo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sicDataSource.getNumAc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ataSource.getDefault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ataSource.setTestWhileIdle( boolean testWhileI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ataSource.setMaxActive( int maxAct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